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049cm"/>
    </style:style>
    <style:style style:name="co2" style:family="table-column">
      <style:table-column-properties fo:break-before="auto" style:column-width="1.734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0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ta1" style:family="table" style:master-page-name="PageStyle_5f_Staat_20_II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2.49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fo:background-color="transparent" fo:border-left="0.74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none" fo:padding="0.071cm" fo:border-right="2.49pt solid #000000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ackground-color="transparent" fo:border-left="none" fo:padding="0.071cm" fo:border-right="2.49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fo:background-color="transparent" fo:border-left="none" fo:padding="0.071cm" fo:border-right="2.49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71cm" style:rotation-align="none"/>
    </style:style>
    <style:style style:name="ce55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taat I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43"/>
        <table:table-column table:style-name="co7" table:default-cell-style-name="ce43"/>
        <table:table-column table:style-name="co6" table:default-cell-style-name="ce43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office:annotation draw:style-name="gr1" draw:text-style-name="P1" svg:width="3.995cm" svg:height="2.092cm" svg:x="45.726cm" svg:y="0.052cm" draw:caption-point-x="-7.94cm" draw:caption-point-y="-0.042cm">
              <dc:creator>CDM</dc:creator>
              <dc:date>2014-12-12T00:00:00</dc:date>
              <text:p text:style-name="P1"><text:span text:style-name="T1">Tenzij het tegendeel blijkt, zijn alle personen in dezen staat opgenomen, nimmer gehuwd geweest. </text:span></text:p>
            </office:annotation>
            <text:p>Beroepstelling 1920, Deel 3, Staat II - Onderscheiding voor het Rijk der religieusen naar het beroep en naar den leeftijd, het geslacht en den burgerlijken staat</text:p>
          </table:table-cell>
          <table:covered-table-cell table:number-columns-repeated="18" table:style-name="ce12"/>
          <table:covered-table-cell table:style-name="ce47"/>
          <table:table-cell table:style-name="ce54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Beroep</text:p>
          </table:table-cell>
          <table:table-cell table:style-name="ce13" office:value-type="string" calcext:value-type="string" table:number-columns-spanned="1" table:number-rows-spanned="4">
            <text:p>Geslacht</text:p>
          </table:table-cell>
          <table:table-cell/>
          <table:table-cell table:style-name="ce23" office:value-type="string" calcext:value-type="string" table:number-columns-spanned="1" table:number-rows-spanned="4">
            <text:p>Beneden 14 jaar</text:p>
          </table:table-cell>
          <table:table-cell table:style-name="ce26" office:value-type="string" calcext:value-type="string" table:number-columns-spanned="1" table:number-rows-spanned="4">
            <text:p>14 - 17 jaar</text:p>
          </table:table-cell>
          <table:table-cell table:style-name="ce26" office:value-type="string" calcext:value-type="string" table:number-columns-spanned="1" table:number-rows-spanned="4">
            <text:p>18 en 19 jaar.</text:p>
          </table:table-cell>
          <table:table-cell table:style-name="ce26" office:value-type="string" calcext:value-type="string" table:number-columns-spanned="1" table:number-rows-spanned="4">
            <text:p>20 jaar</text:p>
          </table:table-cell>
          <table:table-cell table:style-name="ce26" office:value-type="string" calcext:value-type="string" table:number-columns-spanned="1" table:number-rows-spanned="4">
            <text:p>21 - 24 jaar</text:p>
          </table:table-cell>
          <table:table-cell table:style-name="ce26" office:value-type="string" calcext:value-type="string" table:number-columns-spanned="1" table:number-rows-spanned="4">
            <text:p>25 - 29 jaar</text:p>
          </table:table-cell>
          <table:table-cell table:style-name="ce26" office:value-type="string" calcext:value-type="string" table:number-columns-spanned="1" table:number-rows-spanned="4">
            <text:p>30 - 39 jaar</text:p>
          </table:table-cell>
          <table:table-cell table:style-name="ce26" office:value-type="string" calcext:value-type="string" table:number-columns-spanned="1" table:number-rows-spanned="4">
            <text:p>40 - 49 jaar</text:p>
          </table:table-cell>
          <table:table-cell table:style-name="ce26" office:value-type="string" calcext:value-type="string" table:number-columns-spanned="1" table:number-rows-spanned="4">
            <text:p>50 - 59 jaar</text:p>
          </table:table-cell>
          <table:table-cell table:style-name="ce26" office:value-type="string" calcext:value-type="string" table:number-columns-spanned="1" table:number-rows-spanned="4">
            <text:p>60 - 64 jaar</text:p>
          </table:table-cell>
          <table:table-cell table:style-name="ce26" office:value-type="string" calcext:value-type="string" table:number-columns-spanned="1" table:number-rows-spanned="4">
            <text:p>65 - 69 jaar.</text:p>
          </table:table-cell>
          <table:table-cell table:style-name="ce26" office:value-type="string" calcext:value-type="string" table:number-columns-spanned="1" table:number-rows-spanned="4">
            <text:p>70 jaar en ouder</text:p>
          </table:table-cell>
          <table:table-cell table:style-name="ce26" office:value-type="string" calcext:value-type="string" table:number-columns-spanned="1" table:number-rows-spanned="4">
            <text:p>Totaal</text:p>
          </table:table-cell>
          <table:table-cell table:style-name="ce36" office:value-type="string" calcext:value-type="string" table:number-columns-spanned="1" table:number-rows-spanned="5">
            <text:p>Telling</text:p>
          </table:table-cell>
          <table:table-cell table:style-name="ce36" office:value-type="string" calcext:value-type="string" table:number-columns-spanned="1" table:number-rows-spanned="5">
            <text:p>Tabel</text:p>
          </table:table-cell>
          <table:table-cell table:style-name="ce36" office:value-type="string" calcext:value-type="string" table:number-columns-spanned="1" table:number-rows-spanned="5">
            <text:p>Pagina</text:p>
          </table:table-cell>
          <table:table-cell table:style-name="ce48" office:value-type="string" calcext:value-type="string" table:number-columns-spanned="1" table:number-rows-spanned="5">
            <text:p>Image nummerr</text:p>
          </table:table-cell>
          <table:table-cell table:number-columns-repeated="1004"/>
        </table:table-row>
        <table:table-row table:style-name="ro2">
          <table:covered-table-cell table:style-name="ce4"/>
          <table:covered-table-cell table:style-name="ce14"/>
          <table:table-cell table:style-name="ce22"/>
          <table:covered-table-cell table:style-name="ce4"/>
          <table:covered-table-cell table:number-columns-repeated="12" table:style-name="ce27"/>
          <table:covered-table-cell table:number-columns-repeated="3" table:style-name="ce37"/>
          <table:covered-table-cell table:style-name="ce49"/>
          <table:table-cell table:style-name="ce55" table:number-columns-repeated="1004"/>
        </table:table-row>
        <table:table-row table:style-name="ro3">
          <table:covered-table-cell table:style-name="ce4"/>
          <table:covered-table-cell table:style-name="ce14"/>
          <table:table-cell table:style-name="ce22"/>
          <table:covered-table-cell table:style-name="ce4"/>
          <table:covered-table-cell table:number-columns-repeated="12" table:style-name="ce27"/>
          <table:covered-table-cell table:number-columns-repeated="3" table:style-name="ce37"/>
          <table:covered-table-cell table:style-name="ce49"/>
          <table:table-cell table:style-name="ce55" table:number-columns-repeated="1004"/>
        </table:table-row>
        <table:table-row table:style-name="ro4">
          <table:covered-table-cell table:style-name="ce4"/>
          <table:covered-table-cell table:style-name="ce14"/>
          <table:table-cell table:style-name="ce22"/>
          <table:covered-table-cell table:style-name="ce4"/>
          <table:covered-table-cell table:number-columns-repeated="12" table:style-name="ce27"/>
          <table:covered-table-cell table:number-columns-repeated="3" table:style-name="ce37"/>
          <table:covered-table-cell table:style-name="ce49"/>
          <table:table-cell table:style-name="ce55" table:number-columns-repeated="10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6"/>
          <table:table-cell table:style-name="ce24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covered-table-cell table:number-columns-repeated="3" table:style-name="ce38"/>
          <table:covered-table-cell table:style-name="ce50"/>
          <table:table-cell table:style-name="ce55" table:number-columns-repeated="1004"/>
        </table:table-row>
        <table:table-row table:style-name="ro5">
          <table:table-cell table:style-name="ce6" table:number-columns-repeated="3"/>
          <table:table-cell table:style-name="ce25"/>
          <table:table-cell table:style-name="ce6" table:number-columns-repeated="12"/>
          <table:table-cell table:style-name="ce39" table:number-columns-repeated="4"/>
          <table:table-cell table:style-name="ce55" table:number-columns-repeated="1004"/>
        </table:table-row>
        <table:table-row table:style-name="ro1">
          <table:table-cell table:style-name="ce7" office:value-type="string" calcext:value-type="string">
            <text:p>Administratief personeel</text:p>
          </table:table-cell>
          <table:table-cell table:style-name="ce16" office:value-type="string" calcext:value-type="string">
            <text:p>M</text:p>
          </table:table-cell>
          <table:table-cell/>
          <table:table-cell table:style-name="ce7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73" calcext:value-type="float">
            <text:p>73</text:p>
          </table:table-cell>
          <table:table-cell table:style-name="ce40" office:value-type="string" calcext:value-type="string">
            <text:p>BT_1920</text:p>
          </table:table-cell>
          <table:table-cell table:style-name="ce44" office:value-type="string" calcext:value-type="string">
            <text:p>03_S2</text:p>
          </table:table-cell>
          <table:table-cell table:style-name="ce44" office:value-type="float" office:value="37" calcext:value-type="float">
            <text:p>37</text:p>
          </table:table-cell>
          <table:table-cell table:style-name="ce51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Administratief personeel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47" calcext:value-type="float">
            <text:p>4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Apothekers-assistent</text:p>
          </table:table-cell>
          <table:table-cell table:style-name="ce18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Architect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ankwerk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4" office:value-type="float" office:value="17" calcext:value-type="float">
            <text:p>1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arbier en kapp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2" calcext:value-type="float">
            <text:p>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edienaar v. d. godsdienst (paroch. bed.)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132" calcext:value-type="float">
            <text:p>132</text:p>
          </table:table-cell>
          <table:table-cell table:number-columns-repeated="2"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4" office:value-type="float" office:value="746" calcext:value-type="float">
            <text:p>746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eeldhouwer (industrie)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4" office:value-type="float" office:value="4" calcext:value-type="float">
            <text:p>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Begraafplaatspersoneel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Bewaarschoolonderwijzeres</text:p>
          </table:table-cell>
          <table:table-cell table:style-name="ce18" office:value-type="string" calcext:value-type="string">
            <text:p>V</text:p>
          </table:table-cell>
          <table:table-cell/>
          <table:table-cell table:style-name="ce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9" calcext:value-type="float">
            <text:p>9</text:p>
          </table:table-cell>
          <table:table-cell table:style-name="ce34" office:value-type="float" office:value="1234" calcext:value-type="float">
            <text:p>123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oekbind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40" calcext:value-type="float">
            <text:p>40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oekbinder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orduurster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orstelmak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Boscharbeider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Breier</text:p>
          </table:table-cell>
          <table:table-cell table:style-name="ce18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roodbakk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4" office:value-type="float" office:value="44" calcext:value-type="float">
            <text:p>4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Broodbakker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4" office:value-type="float" office:value="28" calcext:value-type="float">
            <text:p>28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Chauffeu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Draaier (metaal)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Drukker (boekdrukkerijen)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39" calcext:value-type="float">
            <text:p>39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Electricien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5"/>
          <table:table-cell table:style-name="ce34" office:value-type="float" office:value="5" calcext:value-type="float">
            <text:p>5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Fitt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Godsdienstonderwijz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4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Godsdienstonderwijzer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Graveur (metaal-)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Handzett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number-columns-repeated="3"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22" calcext:value-type="float">
            <text:p>2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Hoogleeraa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34" office:value-type="float" office:value="471" calcext:value-type="float">
            <text:p>47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Horlogemak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Huisbewaard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/>
          <table:table-cell table:style-name="ce34" office:value-type="float" office:value="42" calcext:value-type="float">
            <text:p>4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Huisbewaarder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34" office:value-type="float" office:value="172" calcext:value-type="float">
            <text:p>17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office:annotation draw:style-name="gr1" draw:text-style-name="P1" svg:width="5.679cm" svg:height="1.799cm" svg:x="7.468cm" svg:y="17.887cm" draw:caption-point-x="-0.43cm" draw:caption-point-y="0.643cm">
              <dc:creator>CDM</dc:creator>
              <dc:date>2014-12-12T00:00:00</dc:date>
              <text:p text:style-name="P1"><text:span text:style-name="T1">Werkzaam in onderwijsinrichtingen en in inrichtingen voor verpleging van zieken, armen en behoeftigen. </text:span></text:p>
              <text:p text:style-name="P1"><text:span text:style-name="T1"/></text:p>
            </office:annotation>
            <text:p>Huispersoneel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84" calcext:value-type="float">
            <office:annotation draw:style-name="gr1" draw:text-style-name="P1" svg:width="4.028cm" svg:height="2.09cm" svg:x="25.647cm" svg:y="18.256cm" draw:caption-point-x="-0.43cm" draw:caption-point-y="0.274cm">
              <dc:creator>CDM</dc:creator>
              <dc:date>2014-12-12T00:00:00</dc:date>
              <text:p text:style-name="P1"><text:span text:style-name="T1">Hieronder 1 gehuwd of gehuwd geweest. </text:span></text:p>
              <text:p text:style-name="P1"><text:span text:style-name="T1"/></text:p>
            </office:annotation>
            <text:p>184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30" calcext:value-type="float">
            <office:annotation draw:style-name="gr1" draw:text-style-name="P1" svg:width="4.017cm" svg:height="2.09cm" svg:x="29.115cm" svg:y="18.256cm" draw:caption-point-x="-0.431cm" draw:caption-point-y="0.274cm">
              <dc:creator>CDM</dc:creator>
              <dc:date>2014-12-12T00:00:00</dc:date>
              <text:p text:style-name="P1"><text:span text:style-name="T1">Hieronder 1 gehuwd of gehuwd geweest. </text:span></text:p>
              <text:p text:style-name="P1"><text:span text:style-name="T1"/></text:p>
            </office:annotation>
            <text:p>30</text:p>
          </table:table-cell>
          <table:table-cell table:style-name="ce30" office:value-type="float" office:value="37" calcext:value-type="float">
            <text:p>37</text:p>
          </table:table-cell>
          <table:table-cell table:style-name="ce34" office:value-type="float" office:value="1175" calcext:value-type="float">
            <office:annotation draw:style-name="gr1" draw:text-style-name="P1" svg:width="4.018cm" svg:height="2.09cm" svg:x="32.326cm" svg:y="18.256cm" draw:caption-point-x="-0.426cm" draw:caption-point-y="0.274cm">
              <dc:creator>CDM</dc:creator>
              <dc:date>2014-12-12T00:00:00</dc:date>
              <text:p text:style-name="P1"><text:span text:style-name="T1">Hieronder 2 gehuwd of gehuwd geweest. </text:span></text:p>
              <text:p text:style-name="P1"><text:span text:style-name="T1"/></text:p>
            </office:annotation>
            <text:p>1175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office:annotation draw:style-name="gr1" draw:text-style-name="P1" svg:width="5.512cm" svg:height="1.747cm" svg:x="7.468cm" svg:y="18.705cm" draw:caption-point-x="-0.43cm" draw:caption-point-y="0.275cm">
              <dc:creator>CDM</dc:creator>
              <dc:date>2014-12-12T00:00:00</dc:date>
              <text:p text:style-name="P1"><text:span text:style-name="T1">Werkzaam in onderwijsinrichtingen en in inrichtingen voor verpleging van zieken, armen en behoeftigen. </text:span></text:p>
              <text:p text:style-name="P1"><text:span text:style-name="T1"/></text:p>
            </office:annotation>
            <text:p>Huispersoneel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1739" calcext:value-type="float">
            <text:p>1739</text:p>
          </table:table-cell>
          <table:table-cell table:style-name="ce30" office:value-type="float" office:value="1532" calcext:value-type="float">
            <text:p>1532</text:p>
          </table:table-cell>
          <table:table-cell table:style-name="ce30" office:value-type="float" office:value="1121" calcext:value-type="float">
            <text:p>1121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14" calcext:value-type="float">
            <text:p>214</text:p>
          </table:table-cell>
          <table:table-cell table:style-name="ce34" office:value-type="float" office:value="6683" calcext:value-type="float">
            <text:p>668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Kassi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Kerkpersoneel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24" calcext:value-type="float">
            <text:p>2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Kerkpersoneel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4" office:value-type="float" office:value="58" calcext:value-type="float">
            <text:p>58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Kleermak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4" office:value-type="float" office:value="56" calcext:value-type="float">
            <text:p>56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Kleermaker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4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Kok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115" calcext:value-type="float">
            <text:p>115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Kok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118" calcext:value-type="float">
            <text:p>118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Koper- en blikslag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Landbouwarbeid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93" calcext:value-type="float">
            <text:p>9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Landbouwarbeider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4" office:value-type="float" office:value="23" calcext:value-type="float">
            <text:p>2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office:annotation draw:style-name="gr1" draw:text-style-name="P1" svg:width="4.03cm" svg:height="2.091cm" svg:x="7.468cm" svg:y="23.653cm" draw:caption-point-x="-0.43cm" draw:caption-point-y="0.275cm">
              <dc:creator>CDM</dc:creator>
              <dc:date>2014-12-12T00:00:00</dc:date>
              <text:p text:style-name="P1"><text:span text:style-name="T1">Excl. leeraar bij het vakonderwijs. </text:span></text:p>
              <text:p text:style-name="P1"><text:span text:style-name="T1"/></text:p>
            </office:annotation>
            <text:p>Leraar M.O.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4" office:value-type="float" office:value="583" calcext:value-type="float">
            <text:p>58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office:annotation draw:style-name="gr1" draw:text-style-name="P1" svg:width="4.03cm" svg:height="2.091cm" svg:x="7.468cm" svg:y="24.103cm" draw:caption-point-x="-0.43cm" draw:caption-point-y="0.275cm">
              <dc:creator>CDM</dc:creator>
              <dc:date>2014-12-12T00:00:00</dc:date>
              <text:p text:style-name="P1"><text:span text:style-name="T1">Excl. leeraar bij het vakonderwijs. </text:span></text:p>
              <text:p text:style-name="P1"><text:span text:style-name="T1"/></text:p>
            </office:annotation>
            <text:p>Leraar M.O.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4" office:value-type="float" office:value="36" calcext:value-type="float">
            <text:p>36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Loopknecht en bestell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5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2" calcext:value-type="float">
            <text:p>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Machinist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6" calcext:value-type="float">
            <text:p>6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Magazijn- en pakhuispersoneel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style-name="ce34" office:value-type="float" office:value="24" calcext:value-type="float">
            <text:p>2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Magazijn- en pakhuispersoneel</text:p>
          </table:table-cell>
          <table:table-cell table:style-name="ce17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Mandenmaker</text:p>
          </table:table-cell>
          <table:table-cell table:style-name="ce17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7" calcext:value-type="float">
            <text:p>37</text:p>
          </table:table-cell>
          <table:table-cell table:style-name="ce52" office:value-type="float" office:value="210163" calcext:value-type="float">
            <text:p>210163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Mangelkamerarbeider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6"/>
          <table:table-cell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2" calcext:value-type="float">
            <text:p>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Meelmolenaa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Metselaa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9" calcext:value-type="float">
            <text:p>9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Meubelmak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17" calcext:value-type="float">
            <text:p>1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Naaister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3" calcext:value-type="float">
            <text:p>23</text:p>
          </table:table-cell>
          <table:table-cell table:style-name="ce34" office:value-type="float" office:value="247" calcext:value-type="float">
            <text:p>24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office:annotation draw:style-name="gr1" draw:text-style-name="P1" svg:width="4.03cm" svg:height="2.089cm" svg:x="7.468cm" svg:y="29.105cm" draw:caption-point-x="-0.43cm" draw:caption-point-y="0.22cm">
              <dc:creator>CDM</dc:creator>
              <dc:date>2014-12-12T00:00:00</dc:date>
              <text:p text:style-name="P1"><text:span text:style-name="T1">Excl. onderwijzer bij het vakonderwijs</text:span></text:p>
              <text:p text:style-name="P1"><text:span text:style-name="T1"/></text:p>
            </office:annotation>
            <text:p>Onderwijzer L.O. en M.U.L.O.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4" calcext:value-type="float">
            <text:p>44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4" office:value-type="float" office:value="925" calcext:value-type="float">
            <text:p>925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office:annotation draw:style-name="gr1" draw:text-style-name="P1" svg:width="4.03cm" svg:height="2.089cm" svg:x="7.468cm" svg:y="29.555cm" draw:caption-point-x="-0.43cm" draw:caption-point-y="0.22cm">
              <dc:creator>CDM</dc:creator>
              <dc:date>2014-12-12T00:00:00</dc:date>
              <text:p text:style-name="P1"><text:span text:style-name="T1">Excl. onderwijzer bij het vakonderwijs</text:span></text:p>
              <text:p text:style-name="P1"><text:span text:style-name="T1"/></text:p>
            </office:annotation>
            <text:p>Onderwijzer L.O. en M.U.L.O.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45" calcext:value-type="float">
            <text:p>45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560" calcext:value-type="float">
            <text:p>560</text:p>
          </table:table-cell>
          <table:table-cell table:style-name="ce31" office:value-type="float" office:value="1199" calcext:value-type="float">
            <text:p>1199</text:p>
          </table:table-cell>
          <table:table-cell table:style-name="ce31" office:value-type="float" office:value="972" calcext:value-type="float">
            <text:p>972</text:p>
          </table:table-cell>
          <table:table-cell table:style-name="ce31" office:value-type="float" office:value="611" calcext:value-type="float">
            <text:p>611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75" calcext:value-type="float">
            <text:p>75</text:p>
          </table:table-cell>
          <table:table-cell table:style-name="ce34" office:value-type="float" office:value="4094" calcext:value-type="float">
            <text:p>409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Reproductiefotograaf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/>
          <table:table-cell table:style-name="ce30" table:number-columns-repeated="2"/>
          <table:table-cell table:style-name="ce34" office:value-type="float" office:value="7" calcext:value-type="float">
            <text:p>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Schild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office:annotation draw:style-name="gr1" draw:text-style-name="P1" svg:width="4.028cm" svg:height="2.091cm" svg:x="25.647cm" svg:y="30.4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31" calcext:value-type="float">
            <office:annotation draw:style-name="gr1" draw:text-style-name="P1" svg:width="4.018cm" svg:height="2.091cm" svg:x="32.326cm" svg:y="30.4cm" draw:caption-point-x="-0.426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Schoenmak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0"/>
          <table:table-cell table:style-name="ce31" office:value-type="float" office:value="1" calcext:value-type="float">
            <office:annotation draw:style-name="gr1" draw:text-style-name="P1" svg:width="4.017cm" svg:height="2.091cm" svg:x="29.115cm" svg:y="30.85cm" draw:caption-point-x="-0.431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1</text:p>
          </table:table-cell>
          <table:table-cell table:style-name="ce30"/>
          <table:table-cell table:style-name="ce34" office:value-type="float" office:value="34" calcext:value-type="float">
            <office:annotation draw:style-name="gr1" draw:text-style-name="P1" svg:width="4.018cm" svg:height="2.091cm" svg:x="32.326cm" svg:y="30.85cm" draw:caption-point-x="-0.426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Slag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/>
          <table:table-cell table:style-name="ce30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5" calcext:value-type="float">
            <text:p>5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Smid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9" calcext:value-type="float">
            <text:p>9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Stereotypeu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0" table:number-columns-repeated="5"/>
          <table:table-cell table:style-name="ce34" office:value-type="float" office:value="5" calcext:value-type="float">
            <text:p>5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Stok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4"/>
          <table:table-cell table:style-name="ce31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4" office:value-type="float" office:value="2" calcext:value-type="float">
            <text:p>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10" office:value-type="string" calcext:value-type="string">
            <text:p>Stoker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Strijkster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4" office:value-type="float" office:value="23" calcext:value-type="float">
            <text:p>23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Tandarts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5"/>
          <table:table-cell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2" calcext:value-type="float">
            <text:p>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office:annotation draw:style-name="gr1" draw:text-style-name="P1" svg:width="4.03cm" svg:height="2.09cm" svg:x="7.468cm" svg:y="34.502cm" draw:caption-point-x="-0.43cm" draw:caption-point-y="0.221cm">
              <dc:creator>CDM</dc:creator>
              <dc:date>2014-12-12T00:00:00</dc:date>
              <text:p text:style-name="P1"><text:span text:style-name="T1">Voorzover niet tot het onderwijs behoorende.</text:span></text:p>
              <text:p text:style-name="P1"><text:span text:style-name="T1"/></text:p>
            </office:annotation>
            <text:p>Technisch personeel (excl. teekenaar)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0" table:number-columns-repeated="5"/>
          <table:table-cell table:style-name="ce34" office:value-type="float" office:value="2" calcext:value-type="float">
            <text:p>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office:annotation draw:style-name="gr1" draw:text-style-name="P1" svg:width="4.03cm" svg:height="2.089cm" svg:x="7.468cm" svg:y="34.952cm" draw:caption-point-x="-0.43cm" draw:caption-point-y="0.221cm">
              <dc:creator>CDM</dc:creator>
              <dc:date>2014-12-12T00:00:00</dc:date>
              <text:p text:style-name="P1"><text:span text:style-name="T1">Voorzover niet tot het onderwijs behoorende.</text:span></text:p>
              <text:p text:style-name="P1"><text:span text:style-name="T1"/></text:p>
            </office:annotation>
            <text:p>Technisch personeel (excl. teekenaar)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0" table:number-columns-repeated="5"/>
          <table:table-cell table:style-name="ce34" office:value-type="float" office:value="2" calcext:value-type="float">
            <text:p>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Timmerman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0" table:number-columns-repeated="2"/>
          <table:table-cell table:style-name="ce31" office:value-type="float" office:value="2" calcext:value-type="float">
            <office:annotation draw:style-name="gr1" draw:text-style-name="P1" svg:width="4.013cm" svg:height="2.09cm" svg:x="30.848cm" svg:y="35.348cm" draw:caption-point-x="-0.43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table:style-name="ce34" office:value-type="float" office:value="27" calcext:value-type="float">
            <office:annotation draw:style-name="gr1" draw:text-style-name="P1" svg:width="4.018cm" svg:height="2.09cm" svg:x="32.326cm" svg:y="35.348cm" draw:caption-point-x="-0.426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Toonkunstenaa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2" calcext:value-type="float">
            <text:p>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Toonkunstenaar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4"/>
          <table:table-cell table:style-name="ce31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2" calcext:value-type="float">
            <text:p>2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Tuinbouwarbeid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39" calcext:value-type="float">
            <text:p>39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Tuinbouwarbeider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Tuinman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office:annotation draw:style-name="gr1" draw:text-style-name="P1" svg:width="4.017cm" svg:height="2.09cm" svg:x="29.115cm" svg:y="37.597cm" draw:caption-point-x="-0.431cm" draw:caption-point-y="0.274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</text:p>
          </table:table-cell>
          <table:table-cell table:style-name="ce31" office:value-type="float" office:value="2" calcext:value-type="float">
            <office:annotation draw:style-name="gr1" draw:text-style-name="P1" svg:width="4.013cm" svg:height="2.09cm" svg:x="30.848cm" svg:y="37.597cm" draw:caption-point-x="-0.43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table:style-name="ce34" office:value-type="float" office:value="34" calcext:value-type="float">
            <office:annotation draw:style-name="gr1" draw:text-style-name="P1" svg:width="4.018cm" svg:height="2.09cm" svg:x="32.326cm" svg:y="37.597cm" draw:caption-point-x="-0.426cm" draw:caption-point-y="0.274cm">
              <dc:creator>CDM</dc:creator>
              <dc:date>2014-12-12T00:00:00</dc:date>
              <text:p text:style-name="P1"><text:span text:style-name="T1">Hieronder 3 gehuwd of gehuwd geweest.</text:span></text:p>
              <text:p text:style-name="P1"><text:span text:style-name="T1"/></text:p>
            </office:annotation>
            <text:p>3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Tuinman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30" calcext:value-type="float">
            <text:p>30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office:annotation draw:style-name="gr1" draw:text-style-name="P1" svg:width="4.03cm" svg:height="2.089cm" svg:x="7.468cm" svg:y="38.551cm" draw:caption-point-x="-0.43cm" draw:caption-point-y="0.22cm">
              <dc:creator>CDM</dc:creator>
              <dc:date>2014-12-12T00:00:00</dc:date>
              <text:p text:style-name="P1"><text:span text:style-name="T1">Lager en middelbaar onderwijs.</text:span></text:p>
            </office:annotation>
            <text:p>Vakonderwijz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0" table:number-columns-repeated="2"/>
          <table:table-cell table:style-name="ce34" office:value-type="float" office:value="77" calcext:value-type="float">
            <text:p>7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office:annotation draw:style-name="gr1" draw:text-style-name="P1" svg:width="4.03cm" svg:height="2.089cm" svg:x="7.468cm" svg:y="39cm" draw:caption-point-x="-0.43cm" draw:caption-point-y="0.221cm">
              <dc:creator>CDM</dc:creator>
              <dc:date>2014-12-12T00:00:00</dc:date>
              <text:p text:style-name="P1"><text:span text:style-name="T1">Lager en middelbaar onderwijs.</text:span></text:p>
            </office:annotation>
            <text:p>Vakonderwijzer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/>
          <table:table-cell table:style-name="ce31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4" calcext:value-type="float">
            <text:p>14</text:p>
          </table:table-cell>
          <table:table-cell table:style-name="ce34" office:value-type="float" office:value="1514" calcext:value-type="float">
            <text:p>151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Verplegend pers. (verpleging van armen, behoeftigen, enz.)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3" calcext:value-type="float">
            <office:annotation draw:style-name="gr1" draw:text-style-name="P1" svg:width="4.028cm" svg:height="2.091cm" svg:x="25.647cm" svg:y="39.396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office:annotation draw:style-name="gr1" draw:text-style-name="P1" svg:width="4.013cm" svg:height="2.091cm" svg:x="30.848cm" svg:y="39.396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</text:p>
          </table:table-cell>
          <table:table-cell table:style-name="ce34" office:value-type="float" office:value="228" calcext:value-type="float">
            <office:annotation draw:style-name="gr1" draw:text-style-name="P1" svg:width="4.018cm" svg:height="2.091cm" svg:x="32.326cm" svg:y="39.396cm" draw:caption-point-x="-0.426cm" draw:caption-point-y="0.275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228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Verplegend pers. (verpleging van armen, behoeftigen, enz.)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517" calcext:value-type="float">
            <text:p>517</text:p>
          </table:table-cell>
          <table:table-cell table:style-name="ce31" office:value-type="float" office:value="493" calcext:value-type="float">
            <office:annotation draw:style-name="gr1" draw:text-style-name="P1" svg:width="4.028cm" svg:height="2.09cm" svg:x="23.913cm" svg:y="39.846cm" draw:caption-point-x="-0.43cm" draw:caption-point-y="0.274cm">
              <dc:creator>CDM</dc:creator>
              <dc:date>2014-12-12T00:00:00</dc:date>
              <text:p text:style-name="P1"><text:span text:style-name="T1">Hieronder 4 gehuwd of gehuwd geweest.</text:span></text:p>
              <text:p text:style-name="P1"><text:span text:style-name="T1"/></text:p>
            </office:annotation>
            <text:p>493</text:p>
          </table:table-cell>
          <table:table-cell table:style-name="ce31" office:value-type="float" office:value="276" calcext:value-type="float">
            <office:annotation draw:style-name="gr1" draw:text-style-name="P1" svg:width="4.028cm" svg:height="2.09cm" svg:x="25.647cm" svg:y="39.846cm" draw:caption-point-x="-0.43cm" draw:caption-point-y="0.274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276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49" calcext:value-type="float">
            <office:annotation draw:style-name="gr1" draw:text-style-name="P1" svg:width="4.017cm" svg:height="2.09cm" svg:x="29.115cm" svg:y="39.846cm" draw:caption-point-x="-0.431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9</text:p>
          </table:table-cell>
          <table:table-cell table:style-name="ce31" office:value-type="float" office:value="41" calcext:value-type="float">
            <office:annotation draw:style-name="gr1" draw:text-style-name="P1" svg:width="4.013cm" svg:height="2.09cm" svg:x="30.848cm" svg:y="39.846cm" draw:caption-point-x="-0.43cm" draw:caption-point-y="0.274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1</text:p>
          </table:table-cell>
          <table:table-cell table:style-name="ce34" office:value-type="float" office:value="1838" calcext:value-type="float">
            <office:annotation draw:style-name="gr1" draw:text-style-name="P1" svg:width="4.018cm" svg:height="2.09cm" svg:x="32.326cm" svg:y="39.846cm" draw:caption-point-x="-0.426cm" draw:caption-point-y="0.274cm">
              <dc:creator>CDM</dc:creator>
              <dc:date>2014-12-12T00:00:00</dc:date>
              <text:p text:style-name="P1"><text:span text:style-name="T1">Hieronder 8 gehuwd of gehuwd geweest.</text:span></text:p>
              <text:p text:style-name="P1"><text:span text:style-name="T1"/></text:p>
            </office:annotation>
            <text:p>1838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Verplegend personeel (ziekenverpleging)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7" calcext:value-type="float">
            <text:p>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1" calcext:value-type="float">
            <text:p>11</text:p>
          </table:table-cell>
          <table:table-cell table:style-name="ce34" office:value-type="float" office:value="464" calcext:value-type="float">
            <text:p>46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Verplegend personeel (ziekenverpleging)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office:value-type="float" office:value="3" calcext:value-type="float">
            <text:p>3</text:p>
          </table:table-cell>
          <table:table-cell table:number-columns-repeated="2" table:style-name="ce31" office:value-type="float" office:value="20" calcext:value-type="float">
            <text:p>20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593" calcext:value-type="float">
            <text:p>593</text:p>
          </table:table-cell>
          <table:table-cell table:style-name="ce31" office:value-type="float" office:value="1319" calcext:value-type="float">
            <text:p>1319</text:p>
          </table:table-cell>
          <table:table-cell table:style-name="ce31" office:value-type="float" office:value="941" calcext:value-type="float">
            <office:annotation draw:style-name="gr1" draw:text-style-name="P1" svg:width="4.028cm" svg:height="2.091cm" svg:x="23.913cm" svg:y="40.745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941</text:p>
          </table:table-cell>
          <table:table-cell table:style-name="ce31" office:value-type="float" office:value="538" calcext:value-type="float">
            <office:annotation draw:style-name="gr1" draw:text-style-name="P1" svg:width="4.028cm" svg:height="2.091cm" svg:x="25.647cm" svg:y="40.745cm" draw:caption-point-x="-0.43cm" draw:caption-point-y="0.275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538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8" calcext:value-type="float">
            <text:p>48</text:p>
          </table:table-cell>
          <table:table-cell table:style-name="ce34" office:value-type="float" office:value="3917" calcext:value-type="float">
            <office:annotation draw:style-name="gr1" draw:text-style-name="P1" svg:width="4.018cm" svg:height="2.091cm" svg:x="32.326cm" svg:y="40.745cm" draw:caption-point-x="-0.426cm" draw:caption-point-y="0.275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91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Voerman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0" table:number-columns-repeated="3"/>
          <table:table-cell table:style-name="ce34" office:value-type="float" office:value="4" calcext:value-type="float">
            <text:p>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Wak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10"/>
          <table:table-cell table:style-name="ce3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Waschknecht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0"/>
          <table:table-cell table:number-columns-repeated="2"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0" table:number-columns-repeated="3"/>
          <table:table-cell table:style-name="ce34" office:value-type="float" office:value="7" calcext:value-type="float">
            <text:p>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Waschknecht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0"/>
          <table:table-cell table:style-name="ce31" office:value-type="float" office:value="1" calcext:value-type="float">
            <text:p>1</text:p>
          </table:table-cell>
          <table:table-cell table:style-name="ce34" office:value-type="float" office:value="47" calcext:value-type="float">
            <text:p>47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Wetenschappelijk personeel (archieven, musea, bibliotheken, enz.)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table:number-columns-repeated="2" table:style-name="ce31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4" office:value-type="float" office:value="4" calcext:value-type="float">
            <text:p>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3">
          <table:table-cell table:style-name="ce8" office:value-type="string" calcext:value-type="string">
            <text:p>Zadelmak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 table:number-columns-repeated="6"/>
          <table:table-cell table:style-name="ce31" office:value-type="float" office:value="1" calcext:value-type="float">
            <text:p>1</text:p>
          </table:table-cell>
          <table:table-cell table:style-name="ce30" table:number-columns-repeated="4"/>
          <table:table-cell table:style-name="ce34" office:value-type="float" office:value="1" calcext:value-type="float">
            <text:p>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Zetter-drukker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8"/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0" table:number-columns-repeated="2"/>
          <table:table-cell table:style-name="ce31" office:value-type="float" office:value="1" calcext:value-type="float">
            <text:p>1</text:p>
          </table:table-cell>
          <table:table-cell table:style-name="ce30"/>
          <table:table-cell table:style-name="ce34" office:value-type="float" office:value="16" calcext:value-type="float">
            <text:p>16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Totaal</text:p>
          </table:table-cell>
          <table:table-cell table:style-name="ce20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7" calcext:value-type="float">
            <text:p>137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701" calcext:value-type="float">
            <text:p>701</text:p>
          </table:table-cell>
          <table:table-cell table:style-name="ce31" office:value-type="float" office:value="1477" calcext:value-type="float">
            <text:p>1477</text:p>
          </table:table-cell>
          <table:table-cell table:style-name="ce31" office:value-type="float" office:value="1289" calcext:value-type="float">
            <text:p>1289</text:p>
          </table:table-cell>
          <table:table-cell table:style-name="ce31" office:value-type="float" office:value="781" calcext:value-type="float">
            <text:p>781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27" calcext:value-type="float">
            <text:p>127</text:p>
          </table:table-cell>
          <table:table-cell table:style-name="ce34" office:value-type="float" office:value="5555" calcext:value-type="float">
            <text:p>5555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56" calcext:value-type="float">
            <text:p>156</text:p>
          </table:table-cell>
          <table:table-cell table:style-name="ce31" office:value-type="float" office:value="1397" calcext:value-type="float">
            <text:p>1397</text:p>
          </table:table-cell>
          <table:table-cell table:style-name="ce31" office:value-type="float" office:value="2784" calcext:value-type="float">
            <text:p>2784</text:p>
          </table:table-cell>
          <table:table-cell table:style-name="ce31" office:value-type="float" office:value="5916" calcext:value-type="float">
            <text:p>5916</text:p>
          </table:table-cell>
          <table:table-cell table:style-name="ce31" office:value-type="float" office:value="4810" calcext:value-type="float">
            <text:p>4810</text:p>
          </table:table-cell>
          <table:table-cell table:style-name="ce31" office:value-type="float" office:value="3033" calcext:value-type="float">
            <text:p>3033</text:p>
          </table:table-cell>
          <table:table-cell table:style-name="ce31" office:value-type="float" office:value="876" calcext:value-type="float">
            <text:p>876</text:p>
          </table:table-cell>
          <table:table-cell table:style-name="ce31" office:value-type="float" office:value="568" calcext:value-type="float">
            <text:p>568</text:p>
          </table:table-cell>
          <table:table-cell table:style-name="ce31" office:value-type="float" office:value="443" calcext:value-type="float">
            <text:p>443</text:p>
          </table:table-cell>
          <table:table-cell table:style-name="ce34" office:value-type="float" office:value="20150" calcext:value-type="float">
            <text:p>20150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office:annotation draw:style-name="gr1" draw:text-style-name="P1" svg:width="5.512cm" svg:height="2.725cm" svg:x="7.468cm" svg:y="45.376cm" draw:caption-point-x="-0.43cm" draw:caption-point-y="0.221cm">
              <dc:creator>CDM</dc:creator>
              <dc:date>2014-12-12T00:00:00</dc:date>
              <text:p text:style-name="P1"><text:span text:style-name="T1">Hieronder zijn opgenomen religieusen die een contemplatief leven leiden (en gedeeltelijk huiselijke diensten verrichten), voorts religieusen die studeeren en religieusen die rustend zijn. </text:span></text:p>
              <text:p text:style-name="P1"><text:span text:style-name="T1"/></text:p>
            </office:annotation>
            <text:p>Beroepsloozen</text:p>
          </table:table-cell>
          <table:table-cell table:style-name="ce20" office:value-type="string" calcext:value-type="string">
            <text:p>M</text:p>
          </table:table-cell>
          <table:table-cell/>
          <table:table-cell table:style-name="ce8"/>
          <table:table-cell table:style-name="ce30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85" calcext:value-type="float">
            <text:p>85</text:p>
          </table:table-cell>
          <table:table-cell table:style-name="ce34" office:value-type="float" office:value="939" calcext:value-type="float">
            <text:p>939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office:annotation draw:style-name="gr1" draw:text-style-name="P1" svg:width="5.512cm" svg:height="2.725cm" svg:x="7.468cm" svg:y="45.852cm" draw:caption-point-x="-0.43cm" draw:caption-point-y="0.221cm">
              <dc:creator>CDM</dc:creator>
              <dc:date>2014-12-12T00:00:00</dc:date>
              <text:p text:style-name="P1"><text:span text:style-name="T1">Hieronder zijn opgenomen religieusen die een contemplatief leven leiden (en gedeeltelijk huiselijke diensten verrichten), voorts religieusen die studeeren en religieusen die rustend zijn. </text:span></text:p>
              <text:p text:style-name="P1"><text:span text:style-name="T1"/></text:p>
            </office:annotation>
            <text:p>Beroepsloozen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8"/>
          <table:table-cell table:style-name="ce30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366" calcext:value-type="float">
            <office:annotation draw:style-name="gr1" draw:text-style-name="P1" svg:width="4.028cm" svg:height="2.089cm" svg:x="23.913cm" svg:y="45.8cm" draw:caption-point-x="-0.43cm" draw:caption-point-y="0.273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66</text:p>
          </table:table-cell>
          <table:table-cell table:style-name="ce31" office:value-type="float" office:value="353" calcext:value-type="float">
            <office:annotation draw:style-name="gr1" draw:text-style-name="P1" svg:width="4.028cm" svg:height="2.089cm" svg:x="25.647cm" svg:y="45.8cm" draw:caption-point-x="-0.43cm" draw:caption-point-y="0.273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53</text:p>
          </table:table-cell>
          <table:table-cell table:style-name="ce31" office:value-type="float" office:value="149" calcext:value-type="float">
            <office:annotation draw:style-name="gr1" draw:text-style-name="P1" svg:width="4.027cm" svg:height="2.089cm" svg:x="27.381cm" svg:y="45.8cm" draw:caption-point-x="-0.43cm" draw:caption-point-y="0.273cm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149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475" calcext:value-type="float">
            <office:annotation draw:style-name="gr1" draw:text-style-name="P1" svg:width="4.013cm" svg:height="2.089cm" svg:x="30.848cm" svg:y="45.8cm" draw:caption-point-x="-0.43cm" draw:caption-point-y="0.273cm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475</text:p>
          </table:table-cell>
          <table:table-cell table:style-name="ce34" office:value-type="float" office:value="2191" calcext:value-type="float">
            <office:annotation draw:style-name="gr1" draw:text-style-name="P1" svg:width="4.018cm" svg:height="2.089cm" svg:x="32.326cm" svg:y="45.8cm" draw:caption-point-x="-0.426cm" draw:caption-point-y="0.273cm">
              <dc:creator>CDM</dc:creator>
              <dc:date>2014-12-12T00:00:00</dc:date>
              <text:p text:style-name="P1"><text:span text:style-name="T1">Hieronder 4 gehuwd of gehuwd geweest.</text:span></text:p>
              <text:p text:style-name="P1"><text:span text:style-name="T1"/></text:p>
            </office:annotation>
            <text:p>2191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Totaal generaal</text:p>
          </table:table-cell>
          <table:table-cell table:style-name="ce20" office:value-type="string" calcext:value-type="string">
            <text:p>M</text:p>
          </table:table-cell>
          <table:table-cell/>
          <table:table-cell table:style-name="ce8"/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591" calcext:value-type="float">
            <text:p>591</text:p>
          </table:table-cell>
          <table:table-cell table:style-name="ce31" office:value-type="float" office:value="877" calcext:value-type="float">
            <text:p>877</text:p>
          </table:table-cell>
          <table:table-cell table:style-name="ce31" office:value-type="float" office:value="1771" calcext:value-type="float">
            <text:p>1771</text:p>
          </table:table-cell>
          <table:table-cell table:style-name="ce31" office:value-type="float" office:value="1396" calcext:value-type="float">
            <text:p>1396</text:p>
          </table:table-cell>
          <table:table-cell table:style-name="ce31" office:value-type="float" office:value="876" calcext:value-type="float">
            <text:p>876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212" calcext:value-type="float">
            <text:p>212</text:p>
          </table:table-cell>
          <table:table-cell table:style-name="ce34" office:value-type="float" office:value="6494" calcext:value-type="float">
            <text:p>6494</text:p>
          </table:table-cell>
          <table:table-cell table:style-name="ce41" office:value-type="string" calcext:value-type="string">
            <text:p>BT_1920</text:p>
          </table:table-cell>
          <table:table-cell table:style-name="ce45" office:value-type="string" calcext:value-type="string">
            <text:p>03_S2</text:p>
          </table:table-cell>
          <table:table-cell table:style-name="ce45" office:value-type="float" office:value="38" calcext:value-type="float">
            <text:p>38</text:p>
          </table:table-cell>
          <table:table-cell table:style-name="ce52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style-name="ce11" office:value-type="string" calcext:value-type="string">
            <text:p>Totaal generaal</text:p>
          </table:table-cell>
          <table:table-cell table:style-name="ce21" office:value-type="string" calcext:value-type="string">
            <text:p>V</text:p>
          </table:table-cell>
          <table:table-cell/>
          <table:table-cell table:style-name="ce11"/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503" calcext:value-type="float">
            <text:p>1503</text:p>
          </table:table-cell>
          <table:table-cell table:style-name="ce32" office:value-type="float" office:value="2966" calcext:value-type="float">
            <text:p>2966</text:p>
          </table:table-cell>
          <table:table-cell table:style-name="ce32" office:value-type="float" office:value="6253" calcext:value-type="float">
            <text:p>6253</text:p>
          </table:table-cell>
          <table:table-cell table:style-name="ce32" office:value-type="float" office:value="5176" calcext:value-type="float">
            <text:p>5176</text:p>
          </table:table-cell>
          <table:table-cell table:style-name="ce32" office:value-type="float" office:value="3386" calcext:value-type="float">
            <text:p>3386</text:p>
          </table:table-cell>
          <table:table-cell table:style-name="ce32" office:value-type="float" office:value="1025" calcext:value-type="float">
            <text:p>1025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918" calcext:value-type="float">
            <text:p>918</text:p>
          </table:table-cell>
          <table:table-cell table:style-name="ce35" office:value-type="float" office:value="22341" calcext:value-type="float">
            <text:p>22341</text:p>
          </table:table-cell>
          <table:table-cell table:style-name="ce42" office:value-type="string" calcext:value-type="string">
            <text:p>BT_1920</text:p>
          </table:table-cell>
          <table:table-cell table:style-name="ce46" office:value-type="string" calcext:value-type="string">
            <text:p>03_S2</text:p>
          </table:table-cell>
          <table:table-cell table:style-name="ce46" office:value-type="float" office:value="38" calcext:value-type="float">
            <text:p>38</text:p>
          </table:table-cell>
          <table:table-cell table:style-name="ce53" office:value-type="float" office:value="210164" calcext:value-type="float">
            <text:p>21016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" style:display-name="PageStyle_Staat 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07-16T09:49:25</meta:creation-date>
    <dc:creator>Tom Vreugdenhil</dc:creator>
    <dc:date>2010-06-25T20:12:51</dc:date>
    <meta:document-statistic meta:table-count="1" meta:cell-count="1261" meta:object-count="0"/>
    <meta:generator>LibreOffice/4.2.7.2$Linux_X86_64 LibreOffice_project/420m0$Build-2</meta:generator>
  </office:meta>
</office:document-meta>
</file>